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0F0000037814092A14.png" manifest:media-type="image/png"/>
  <manifest:file-entry manifest:full-path="Pictures/100000010000047C000001D91A7DD25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1334f" officeooo:paragraph-rsid="0001334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1334f" officeooo:paragraph-rsid="0001334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353f9" officeooo:paragraph-rsid="000353f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1334f" officeooo:paragraph-rsid="0001334f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2</text:p>
      <text:p text:style-name="P4"/>
      <text:p text:style-name="P2">ACTIVIDAD 1</text:p>
      <text:p text:style-name="P4"><draw:frame draw:style-name="fr1" draw:name="Imagen1" text:anchor-type="char" svg:width="17cm" svg:height="7.004cm" draw:z-index="0"><draw:image xlink:href="Pictures/100000010000047C000001D91A7DD25A.png" xlink:type="simple" xlink:show="embed" xlink:actuate="onLoad" draw:mime-type="image/png"/></draw:frame></text:p>
      <text:p text:style-name="P3">ACTIVIDAD 2</text:p>
      <text:p text:style-name="P4"><draw:frame draw:style-name="fr1" draw:name="Image1" text:anchor-type="char" svg:width="17cm" svg:height="9.733cm" draw:z-index="1"><draw:image xlink:href="Pictures/100000010000060F0000037814092A14.png" xlink:type="simple" xlink:show="embed" xlink:actuate="onLoad" draw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3:06:41.936608720</meta:creation-date>
    <dc:date>2024-10-09T17:34:08.600057041</dc:date>
    <meta:editing-duration>PT10M1S</meta:editing-duration>
    <meta:editing-cycles>4</meta:editing-cycles>
    <meta:generator>LibreOffice/24.2.5.2$Linux_X86_64 LibreOffice_project/420$Build-2</meta:generator>
    <meta:document-statistic meta:table-count="0" meta:image-count="2" meta:object-count="0" meta:page-count="1" meta:paragraph-count="3" meta:word-count="6" meta:character-count="28" meta:non-whitespace-character-count="25"/>
  </office:meta>
</office:document-meta>
</file>